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text:style-name="WW_CharLFO1LVL1" style:num-suffix="." style:num-list-format-name="NLF0" style:num-format="1">
        <style:list-level-properties text:space-before="0.1715in" text:min-label-width="0in" text:list-level-position-and-space-mode="label-alignment">
          <style:list-level-label-alignment text:label-followed-by="listtab" fo:margin-left="0.1715in" fo:text-indent="0in"/>
        </style:list-level-properties>
      </text:list-level-style-number>
      <text:list-level-style-bullet text:level="2" text:style-name="WW_CharLFO1LVL2"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3" text:style-name="WW_CharLFO1LVL3" text:bullet-char="▪">
        <style:list-level-properties text:space-before="1in" text:min-label-width="0in" text:list-level-position-and-space-mode="label-alignment">
          <style:list-level-label-alignment text:label-followed-by="listtab" fo:margin-left="1in" fo:text-indent="0in"/>
        </style:list-level-properties>
        <style:text-properties style:font-name="Times New Roman"/>
      </text:list-level-style-bullet>
      <text:list-level-style-bullet text:level="4" text:style-name="WW_CharLFO1LVL4" text:bullet-char="•">
        <style:list-level-properties text:space-before="1.5in" text:min-label-width="0in" text:list-level-position-and-space-mode="label-alignment">
          <style:list-level-label-alignment text:label-followed-by="listtab" fo:margin-left="1.5in" fo:text-indent="0in"/>
        </style:list-level-properties>
        <style:text-properties style:font-name="Times New Roman"/>
      </text:list-level-style-bullet>
      <text:list-level-style-bullet text:level="5" text:style-name="WW_CharLFO1LVL5" text:bullet-char="o">
        <style:list-level-properties text:space-before="2in" text:min-label-width="0in" text:list-level-position-and-space-mode="label-alignment">
          <style:list-level-label-alignment text:label-followed-by="listtab" fo:margin-left="2in" fo:text-indent="0in"/>
        </style:list-level-properties>
        <style:text-properties style:font-name="Times New Roman"/>
      </text:list-level-style-bullet>
      <text:list-level-style-bullet text:level="6" text:style-name="WW_CharLFO1LVL6" text:bullet-char="▪">
        <style:list-level-properties text:space-before="2.5in" text:min-label-width="0in" text:list-level-position-and-space-mode="label-alignment">
          <style:list-level-label-alignment text:label-followed-by="listtab" fo:margin-left="2.5in" fo:text-indent="0in"/>
        </style:list-level-properties>
        <style:text-properties style:font-name="Times New Roman"/>
      </text:list-level-style-bullet>
      <text:list-level-style-bullet text:level="7" text:style-name="WW_CharLFO1LVL7" text:bullet-char="•">
        <style:list-level-properties text:space-before="3in" text:min-label-width="0in" text:list-level-position-and-space-mode="label-alignment">
          <style:list-level-label-alignment text:label-followed-by="listtab" fo:margin-left="3in" fo:text-indent="0in"/>
        </style:list-level-properties>
        <style:text-properties style:font-name="Times New Roman"/>
      </text:list-level-style-bullet>
      <text:list-level-style-bullet text:level="8" text:style-name="WW_CharLFO1LVL8" text:bullet-char="o">
        <style:list-level-properties text:space-before="3.5in" text:min-label-width="0in" text:list-level-position-and-space-mode="label-alignment">
          <style:list-level-label-alignment text:label-followed-by="listtab" fo:margin-left="3.5in" fo:text-indent="0in"/>
        </style:list-level-properties>
        <style:text-properties style:font-name="Times New Roman"/>
      </text:list-level-style-bullet>
      <text:list-level-style-bullet text:level="9" text:style-name="WW_CharLFO1LVL9" text:bullet-char="▪">
        <style:list-level-properties text:space-before="4in" text:min-label-width="0in" text:list-level-position-and-space-mode="label-alignment">
          <style:list-level-label-alignment text:label-followed-by="listtab" fo:margin-left="4in" fo:text-indent="0in"/>
        </style:list-level-properties>
        <style:text-properties style:font-name="Times New Roman"/>
      </text:list-level-style-bullet>
    </text:list-style>
    <text:list-style style:name="LFO2">
      <text:list-level-style-number text:level="1" text:style-name="WW_CharLFO2LVL1" style:num-list-format-name="NLF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2LVL2" style:num-suffix="." style:num-list-format-name="NLF1"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text:style-name="WW_CharLFO2LVL3" style:num-list-format-name="NLF1" style:num-format="i">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text:style-name="WW_CharLFO2LVL4" style:num-list-format-name="NLF1"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2LVL5" style:num-list-format-name="NLF1"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2LVL6" style:num-list-format-name="NLF1" style:num-format="i">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2LVL7" style:num-list-format-name="NLF1" style:num-format="1">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2LVL8" style:num-list-format-name="NLF1"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2LVL9" style:num-list-format-name="NLF1"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margin-left="0in" fo:text-indent="0in">
        <style:tab-stops/>
      </style:paragraph-properties>
    </style:style>
    <style:style style:name="T2" style:parent-style-name="DefaultParagraphFont" style:family="text">
      <style:text-properties fo:color="#0F4761" fo:font-size="20pt" style:font-size-asian="20pt"/>
    </style:style>
    <style:style style:name="P3" style:parent-style-name="Normal" style:family="paragraph">
      <style:paragraph-properties fo:margin-bottom="0.1381in" fo:margin-left="0in" fo:text-indent="0in">
        <style:tab-stops/>
      </style:paragraph-properties>
    </style:style>
    <style:style style:name="P4" style:parent-style-name="Normal" style:list-style-name="LFO1" style:family="paragraph">
      <style:paragraph-properties fo:margin-bottom="0.1381in" fo:margin-right="1.1187in" fo:text-indent="-0.1715in"/>
    </style:style>
    <style:style style:name="P5" style:parent-style-name="Normal" style:family="paragraph">
      <style:paragraph-properties fo:margin-bottom="0.1812in" fo:margin-left="-0.0034in">
        <style:tab-stops/>
      </style:paragraph-properties>
    </style:style>
    <style:style style:name="P6" style:parent-style-name="Normal" style:family="paragraph">
      <style:paragraph-properties fo:margin-bottom="0.1812in" fo:margin-left="-0.0034in">
        <style:tab-stops/>
      </style:paragraph-properties>
      <style:text-properties fo:color="#800000"/>
    </style:style>
    <style:style style:name="TableColumn8" style:family="table-column">
      <style:table-column-properties style:column-width="1.6312in"/>
    </style:style>
    <style:style style:name="TableColumn9" style:family="table-column">
      <style:table-column-properties style:column-width="1.6319in"/>
    </style:style>
    <style:style style:name="TableColumn10" style:family="table-column">
      <style:table-column-properties style:column-width="1.6319in"/>
    </style:style>
    <style:style style:name="TableColumn11" style:family="table-column">
      <style:table-column-properties style:column-width="1.4173in"/>
    </style:style>
    <style:style style:name="Table7" style:family="table">
      <style:table-properties style:width="6.3125in" fo:margin-left="-0.0034in" table:align="left"/>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P39"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P49"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P59" style:parent-style-name="Normal" style:family="paragraph">
      <style:paragraph-properties fo:margin-top="0.0972in" fo:margin-bottom="0.0972in" fo:line-height="100%" fo:margin-left="0in" fo:text-indent="0in">
        <style:tab-stops/>
      </style:paragraph-properties>
      <style:text-properties fo:color="#800000" fo:font-size="11pt" style:font-size-asian="11pt"/>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P67" style:parent-style-name="ListParagraph" style:list-style-name="LFO3" style:family="paragraph">
      <style:paragraph-properties fo:text-align="center" fo:margin-top="0.0972in" fo:margin-bottom="0.0972in" fo:line-height="100%"/>
      <style:text-properties fo:color="#800000" fo:font-size="11pt" style:font-size-asian="11pt"/>
    </style:style>
    <style:style style:name="P68" style:parent-style-name="ListParagraph" style:list-style-name="LFO3" style:family="paragraph">
      <style:paragraph-properties fo:text-align="center" fo:margin-top="0.0972in" fo:margin-bottom="0.0972in" fo:line-height="100%"/>
      <style:text-properties fo:color="#800000" fo:font-size="11pt" style:font-size-asian="11pt"/>
    </style:style>
    <style:style style:name="P69" style:parent-style-name="ListParagraph" style:list-style-name="LFO3" style:family="paragraph">
      <style:paragraph-properties fo:text-align="center" fo:margin-top="0.0972in" fo:margin-bottom="0.0972in" fo:line-height="100%"/>
      <style:text-properties fo:color="#800000" fo:font-size="11pt" style:font-size-asian="11pt"/>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P81"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P82" style:parent-style-name="Normal" style:family="paragraph">
      <style:paragraph-properties fo:margin-bottom="0.1812in" fo:margin-left="-0.0034in">
        <style:tab-stops/>
      </style:paragraph-properties>
      <style:text-properties fo:color="#800000"/>
    </style:style>
    <style:style style:name="P83" style:parent-style-name="Normal" style:family="paragraph">
      <style:paragraph-properties fo:margin-bottom="0.1812in" fo:margin-left="-0.0034in">
        <style:tab-stops/>
      </style:paragraph-properties>
      <style:text-properties fo:color="#800000"/>
    </style:style>
    <style:style style:name="P84" style:parent-style-name="Normal" style:family="paragraph">
      <style:paragraph-properties fo:text-align="end" fo:margin-bottom="0.0916in" fo:margin-left="0in" fo:text-indent="0in">
        <style:tab-stops/>
      </style:paragraph-properties>
    </style:style>
    <style:style style:name="T85" style:parent-style-name="DefaultParagraphFont" style:family="text">
      <style:text-properties style:font-name="Calibri" style:font-name-asian="Calibri" style:font-name-complex="Calibri" fo:font-size="11pt" style:font-size-asian="11pt"/>
    </style:style>
    <style:style style:name="P86" style:parent-style-name="Normal" style:list-style-name="LFO1" style:family="paragraph">
      <style:paragraph-properties fo:margin-bottom="0.1381in" fo:margin-right="1.1187in" fo:text-indent="-0.1715in"/>
    </style:style>
    <style:style style:name="P87" style:parent-style-name="Normal" style:family="paragraph">
      <style:paragraph-properties fo:margin-bottom="0.1854in" fo:margin-left="-0.0034in">
        <style:tab-stops/>
      </style:paragraph-properties>
    </style:style>
    <style:style style:name="P88" style:parent-style-name="Normal" style:family="paragraph">
      <style:paragraph-properties fo:margin-bottom="0.1854in" fo:margin-left="-0.0034in">
        <style:tab-stops/>
      </style:paragraph-properties>
    </style:style>
    <style:style style:name="P89" style:parent-style-name="Normal" style:family="paragraph">
      <style:paragraph-properties fo:margin-bottom="0.1854in" fo:margin-left="-0.0034in">
        <style:tab-stops/>
      </style:paragraph-properties>
    </style:style>
    <style:style style:name="P90" style:parent-style-name="Normal" style:family="paragraph">
      <style:paragraph-properties fo:margin-bottom="0.1854in" fo:margin-left="-0.0034in">
        <style:tab-stops/>
      </style:paragraph-properties>
    </style:style>
    <style:style style:name="P91" style:parent-style-name="Normal" style:family="paragraph">
      <style:paragraph-properties fo:margin-bottom="0.1854in" fo:margin-left="-0.0034in">
        <style:tab-stops/>
      </style:paragraph-properties>
    </style:style>
    <style:style style:name="P92" style:parent-style-name="Normal" style:family="paragraph">
      <style:paragraph-properties fo:margin-bottom="0.1854in" fo:margin-left="-0.0034in">
        <style:tab-stops/>
      </style:paragraph-properties>
    </style:style>
    <style:style style:name="P93" style:parent-style-name="Normal" style:family="paragraph">
      <style:paragraph-properties fo:margin-bottom="0.1854in" fo:margin-left="-0.0034in">
        <style:tab-stops/>
      </style:paragraph-properties>
    </style:style>
    <style:style style:name="P94" style:parent-style-name="Normal" style:family="paragraph">
      <style:paragraph-properties fo:margin-bottom="0.1854in" fo:margin-left="-0.0034in">
        <style:tab-stops/>
      </style:paragraph-properties>
    </style:style>
    <style:style style:name="P95" style:parent-style-name="Normal" style:family="paragraph">
      <style:paragraph-properties fo:text-align="end" fo:margin-bottom="0.0916in" fo:margin-left="0in" fo:text-indent="0in">
        <style:tab-stops/>
      </style:paragraph-properties>
    </style:style>
    <style:style style:name="T96" style:parent-style-name="DefaultParagraphFont" style:family="text">
      <style:text-properties style:font-name="Calibri" style:font-name-asian="Calibri" style:font-name-complex="Calibri" fo:font-size="11pt" style:font-size-asian="11pt"/>
    </style:style>
    <style:style style:name="P97" style:parent-style-name="Normal" style:list-style-name="LFO1" style:family="paragraph">
      <style:paragraph-properties fo:margin-bottom="0.1381in" fo:margin-right="1.1187in" fo:text-indent="-0.1715in"/>
    </style:style>
    <style:style style:name="P98" style:parent-style-name="Normal" style:family="paragraph">
      <style:paragraph-properties fo:margin-left="-0.0034in">
        <style:tab-stops/>
      </style:paragraph-properties>
    </style:style>
    <style:style style:name="P99" style:parent-style-name="Normal" style:list-style-name="LFO1" style:family="paragraph">
      <style:paragraph-properties fo:margin-bottom="0.0826in" fo:text-indent="-0.25in"/>
    </style:style>
    <style:style style:name="P100" style:parent-style-name="Normal" style:list-style-name="LFO1" style:family="paragraph">
      <style:paragraph-properties fo:margin-bottom="0.0826in" fo:text-indent="-0.25in"/>
    </style:style>
    <style:style style:name="P101" style:parent-style-name="Normal" style:list-style-name="LFO1" style:family="paragraph">
      <style:paragraph-properties fo:margin-bottom="0.0826in" fo:text-indent="-0.25in"/>
    </style:style>
    <style:style style:name="P102" style:parent-style-name="Normal" style:list-style-name="LFO1" style:family="paragraph">
      <style:paragraph-properties fo:margin-bottom="0.0826in" fo:text-indent="-0.25in"/>
    </style:style>
    <style:style style:name="P103" style:parent-style-name="Normal" style:list-style-name="LFO1" style:family="paragraph">
      <style:paragraph-properties fo:text-indent="-0.25in"/>
    </style:style>
    <style:style style:name="P104" style:parent-style-name="Normal" style:family="paragraph">
      <style:paragraph-properties fo:text-align="end" fo:margin-bottom="0.0916in" fo:margin-left="0in" fo:text-indent="0in">
        <style:tab-stops/>
      </style:paragraph-properties>
    </style:style>
    <style:style style:name="T105" style:parent-style-name="DefaultParagraphFont" style:family="text">
      <style:text-properties style:font-name="Calibri" style:font-name-asian="Calibri" style:font-name-complex="Calibri" fo:font-size="11pt" style:font-size-asian="11pt"/>
    </style:style>
    <style:style style:name="P106" style:parent-style-name="Normal" style:list-style-name="LFO1" style:family="paragraph">
      <style:paragraph-properties fo:margin-bottom="0.1381in" fo:margin-right="1.1187in" fo:text-indent="-0.1715in"/>
    </style:style>
    <style:style style:name="P107" style:parent-style-name="Normal" style:family="paragraph">
      <style:paragraph-properties fo:margin-left="-0.0034in">
        <style:tab-stops/>
      </style:paragraph-properties>
    </style:style>
    <style:style style:name="P108" style:parent-style-name="Normal" style:list-style-name="LFO1" style:family="paragraph">
      <style:paragraph-properties fo:margin-bottom="0in" fo:text-indent="-0.25in"/>
    </style:style>
    <style:style style:name="P109" style:parent-style-name="Normal" style:family="paragraph">
      <style:paragraph-properties fo:margin-bottom="0.1854in" fo:margin-left="0.5069in">
        <style:tab-stops/>
      </style:paragraph-properties>
    </style:style>
    <style:style style:name="P110" style:parent-style-name="Normal" style:family="paragraph">
      <style:paragraph-properties fo:margin-bottom="0.1854in" fo:margin-left="0.5069in">
        <style:tab-stops/>
      </style:paragraph-properties>
    </style:style>
    <style:style style:name="P111" style:parent-style-name="Normal" style:family="paragraph">
      <style:paragraph-properties fo:text-align="end" fo:margin-bottom="0.0951in" fo:margin-left="0in" fo:text-indent="0in">
        <style:tab-stops/>
      </style:paragraph-properties>
    </style:style>
    <style:style style:name="T112" style:parent-style-name="DefaultParagraphFont" style:family="text">
      <style:text-properties style:font-name="Calibri" style:font-name-asian="Calibri" style:font-name-complex="Calibri" fo:font-size="11pt" style:font-size-asian="11pt"/>
    </style:style>
    <style:style style:name="P113" style:parent-style-name="Normal" style:list-style-name="LFO1" style:family="paragraph">
      <style:paragraph-properties fo:margin-bottom="0.025in" fo:text-indent="-0.25in"/>
    </style:style>
    <style:style style:name="P114" style:parent-style-name="Normal" style:list-style-name="LFO1" style:family="paragraph">
      <style:paragraph-properties fo:margin-bottom="0.025in" fo:text-indent="-0.25in"/>
    </style:style>
    <style:style style:name="P115" style:parent-style-name="Normal" style:family="paragraph">
      <style:paragraph-properties fo:margin-bottom="0in" fo:margin-left="0in" fo:text-indent="0in">
        <style:tab-stops/>
      </style:paragraph-properties>
    </style:style>
    <style:style style:name="T116" style:parent-style-name="DefaultParagraphFont" style:family="text">
      <style:text-properties style:font-name="Calibri" style:font-name-asian="Calibri" style:font-name-complex="Calibri" fo:font-size="11pt" style:font-size-asian="11pt"/>
    </style:style>
    <style:style style:name="P117" style:parent-style-name="Normal" style:list-style-name="LFO1" style:family="paragraph">
      <style:paragraph-properties fo:margin-bottom="0.0006in" fo:line-height="180%" fo:margin-right="1.1187in" fo:text-indent="-0.1715in"/>
    </style:style>
    <style:style style:name="P118" style:parent-style-name="Normal" style:list-style-name="LFO2" style:family="paragraph">
      <style:paragraph-properties fo:margin-bottom="0.1854in" fo:margin-right="1.1187in" fo:text-indent="-0.25in"/>
    </style:style>
    <style:style style:name="P119" style:parent-style-name="Normal" style:family="paragraph">
      <style:paragraph-properties fo:margin-bottom="0.1854in" fo:margin-left="0.5in" fo:margin-right="1.1187in" fo:text-indent="0in">
        <style:tab-stops/>
      </style:paragraph-properties>
    </style:style>
    <style:style style:name="P120" style:parent-style-name="Normal" style:family="paragraph">
      <style:paragraph-properties fo:text-align="end" fo:margin-bottom="0.0923in" fo:margin-left="0in" fo:text-indent="0in">
        <style:tab-stops/>
      </style:paragraph-properties>
    </style:style>
    <style:style style:name="T121" style:parent-style-name="DefaultParagraphFont" style:family="text">
      <style:text-properties style:font-name="Calibri" style:font-name-asian="Calibri" style:font-name-complex="Calibri" fo:font-size="11pt" style:font-size-asian="11pt"/>
    </style:style>
    <style:style style:name="P122" style:parent-style-name="Normal" style:list-style-name="LFO2" style:family="paragraph">
      <style:paragraph-properties fo:margin-bottom="0.1854in" fo:margin-right="1.1187in" fo:text-indent="-0.25in"/>
    </style:style>
    <style:style style:name="P123" style:parent-style-name="Normal" style:family="paragraph">
      <style:paragraph-properties fo:margin-bottom="0.1854in" fo:margin-left="0.5in" fo:margin-right="1.1187in" fo:text-indent="0in">
        <style:tab-stops/>
      </style:paragraph-properties>
    </style:style>
    <style:style style:name="P124" style:parent-style-name="Normal" style:family="paragraph">
      <style:paragraph-properties fo:margin-bottom="0.1854in" fo:margin-left="0.5in" fo:margin-right="1.1187in" fo:text-indent="0in">
        <style:tab-stops/>
      </style:paragraph-properties>
    </style:style>
    <style:style style:name="P125" style:parent-style-name="Normal" style:family="paragraph">
      <style:paragraph-properties fo:text-align="end" fo:margin-bottom="0.0923in" fo:margin-left="0in" fo:text-indent="0in">
        <style:tab-stops/>
      </style:paragraph-properties>
    </style:style>
    <style:style style:name="T126" style:parent-style-name="DefaultParagraphFont" style:family="text">
      <style:text-properties style:font-name="Calibri" style:font-name-asian="Calibri" style:font-name-complex="Calibri" fo:font-size="11pt" style:font-size-asian="11pt"/>
    </style:style>
    <style:style style:name="P127" style:parent-style-name="Normal" style:list-style-name="LFO2" style:family="paragraph">
      <style:paragraph-properties fo:margin-bottom="0.1812in" fo:margin-right="1.1187in" fo:text-indent="-0.25in"/>
    </style:style>
    <style:style style:name="P128" style:parent-style-name="Normal" style:family="paragraph">
      <style:paragraph-properties fo:margin-bottom="0.1812in" fo:margin-left="0.5in" fo:margin-right="1.1187in" fo:text-indent="0in">
        <style:tab-stops/>
      </style:paragraph-properties>
    </style:style>
    <style:style style:name="P129" style:parent-style-name="Normal" style:family="paragraph">
      <style:paragraph-properties fo:margin-bottom="0.1812in" fo:margin-left="0.5in" fo:margin-right="1.1187in" fo:text-indent="0in">
        <style:tab-stops/>
      </style:paragraph-properties>
    </style:style>
    <style:style style:name="P130" style:parent-style-name="Normal" style:family="paragraph">
      <style:paragraph-properties fo:text-align="end" fo:margin-bottom="0.0916in" fo:margin-left="0in" fo:text-indent="0in">
        <style:tab-stops/>
      </style:paragraph-properties>
    </style:style>
    <style:style style:name="T131" style:parent-style-name="DefaultParagraphFont" style:family="text">
      <style:text-properties style:font-name="Calibri" style:font-name-asian="Calibri" style:font-name-complex="Calibri" fo:font-size="11pt" style:font-size-asian="11pt"/>
    </style:style>
    <style:style style:name="P132" style:parent-style-name="Normal" style:list-style-name="LFO1" style:family="paragraph">
      <style:paragraph-properties fo:margin-bottom="0.1381in" fo:margin-right="1.1187in" fo:text-indent="-0.1715in"/>
    </style:style>
    <style:style style:name="P133" style:parent-style-name="Normal" style:family="paragraph">
      <style:paragraph-properties fo:margin-left="-0.0034in">
        <style:tab-stops/>
      </style:paragraph-properties>
    </style:style>
    <style:style style:name="P134" style:parent-style-name="Normal" style:family="paragraph">
      <style:paragraph-properties fo:margin-left="-0.0034in">
        <style:tab-stops/>
      </style:paragraph-properties>
    </style:style>
    <style:style style:name="P135" style:parent-style-name="Normal" style:family="paragraph">
      <style:paragraph-properties fo:margin-bottom="0in" fo:line-height="180%" fo:margin-left="-0.0034in" fo:margin-right="5.1513in">
        <style:tab-stops/>
      </style:paragraph-properties>
    </style:style>
    <style:style style:name="P136" style:parent-style-name="Normal" style:family="paragraph">
      <style:paragraph-properties fo:margin-bottom="0in" fo:line-height="180%" fo:margin-left="-0.0034in" fo:margin-right="5.1513in">
        <style:tab-stops/>
      </style:paragraph-properties>
    </style:style>
    <style:style style:name="P137" style:parent-style-name="Normal" style:family="paragraph">
      <style:paragraph-properties fo:margin-bottom="0in" fo:line-height="180%" fo:margin-left="-0.0034in" fo:margin-right="5.1513in">
        <style:tab-stops/>
      </style:paragraph-properties>
    </style:style>
    <style:style style:name="P138" style:parent-style-name="Normal" style:family="paragraph">
      <style:paragraph-properties fo:margin-bottom="0in" fo:line-height="180%" fo:margin-left="-0.0034in" fo:margin-right="5.1513in">
        <style:tab-stops/>
      </style:paragraph-properties>
    </style:style>
    <style:style style:name="P139" style:parent-style-name="Normal" style:family="paragraph">
      <style:paragraph-properties fo:margin-bottom="0in" fo:line-height="180%" fo:margin-left="-0.0034in" fo:margin-right="5.1513in">
        <style:tab-stops/>
      </style:paragraph-properties>
    </style:style>
    <style:style style:name="P140" style:parent-style-name="Normal" style:family="paragraph">
      <style:paragraph-properties fo:margin-bottom="0in" fo:line-height="180%" fo:margin-left="-0.0034in" fo:margin-right="5.1513in">
        <style:tab-stops/>
      </style:paragraph-properties>
    </style:style>
    <style:style style:name="P141" style:parent-style-name="Normal" style:family="paragraph">
      <style:paragraph-properties fo:margin-bottom="0in" fo:line-height="180%" fo:margin-left="-0.0034in" fo:margin-right="5.4972in">
        <style:tab-stops/>
      </style:paragraph-properties>
    </style:style>
    <style:style style:name="P142" style:parent-style-name="Normal" style:family="paragraph">
      <style:paragraph-properties fo:margin-bottom="0in" fo:line-height="180%" fo:margin-left="-0.0034in" fo:margin-right="5.4972in">
        <style:tab-stops/>
      </style:paragraph-properties>
    </style:style>
    <style:style style:name="P143" style:parent-style-name="Normal" style:family="paragraph">
      <style:paragraph-properties fo:margin-bottom="0in" fo:line-height="180%" fo:margin-left="-0.0034in" fo:margin-right="5.4972in">
        <style:tab-stops/>
      </style:paragraph-properties>
    </style:style>
    <style:style style:name="P144" style:parent-style-name="Normal" style:family="paragraph">
      <style:paragraph-properties fo:margin-bottom="0in" fo:line-height="180%" fo:margin-left="-0.0034in" fo:margin-right="5.4972in">
        <style:tab-stops/>
      </style:paragraph-properties>
    </style:style>
    <style:style style:name="P145" style:parent-style-name="Normal" style:family="paragraph">
      <style:paragraph-properties fo:margin-bottom="0in" fo:line-height="180%" fo:margin-left="-0.0034in" fo:margin-right="5.4972in">
        <style:tab-stops/>
      </style:paragraph-properties>
    </style:style>
    <style:style style:name="P146" style:parent-style-name="Normal" style:family="paragraph">
      <style:paragraph-properties fo:margin-bottom="0in" fo:line-height="180%" fo:margin-left="-0.0034in" fo:margin-right="5.4972in">
        <style:tab-stops/>
      </style:paragraph-properties>
    </style:style>
    <style:style style:name="P147" style:parent-style-name="Normal" style:family="paragraph">
      <style:paragraph-properties fo:margin-bottom="0in" fo:line-height="180%" fo:margin-left="-0.0034in" fo:margin-right="5.4972in">
        <style:tab-stops/>
      </style:paragraph-properties>
    </style:style>
    <style:style style:name="P148" style:parent-style-name="Normal" style:family="paragraph">
      <style:paragraph-properties fo:margin-bottom="0in" fo:line-height="180%" fo:margin-left="-0.0034in" fo:margin-right="5.4972in">
        <style:tab-stops/>
      </style:paragraph-properties>
    </style:style>
    <style:style style:name="P149" style:parent-style-name="Normal" style:family="paragraph">
      <style:paragraph-properties fo:margin-bottom="0in" fo:line-height="180%" fo:margin-left="-0.0034in" fo:margin-right="5.4972in">
        <style:tab-stops/>
      </style:paragraph-properties>
    </style:style>
    <style:style style:name="P150" style:parent-style-name="Normal" style:family="paragraph">
      <style:paragraph-properties fo:margin-bottom="0in" fo:line-height="180%" fo:margin-left="-0.0034in" fo:margin-right="5.4972in">
        <style:tab-stops/>
      </style:paragraph-properties>
    </style:style>
    <style:style style:name="P151" style:parent-style-name="Normal" style:family="paragraph">
      <style:paragraph-properties fo:margin-bottom="0.1381in" fo:margin-left="-0.0034in" fo:margin-right="1.1187in">
        <style:tab-stops/>
      </style:paragraph-properties>
    </style:style>
    <style:style style:name="P152" style:parent-style-name="Normal" style:family="paragraph">
      <style:paragraph-properties fo:margin-left="-0.0034in">
        <style:tab-stops/>
      </style:paragraph-properties>
    </style:style>
    <style:style style:name="P153" style:parent-style-name="Normal" style:family="paragraph">
      <style:paragraph-properties fo:margin-bottom="0in" fo:margin-left="0in" fo:text-indent="0in">
        <style:tab-stops/>
      </style:paragraph-properties>
    </style:style>
    <style:style style:name="P154" style:parent-style-name="Normal" style:family="paragraph">
      <style:paragraph-properties fo:margin-bottom="0in" fo:margin-left="0in" fo:text-indent="0in">
        <style:tab-stops/>
      </style:paragraph-properties>
    </style:style>
    <style:style style:name="P155" style:parent-style-name="Normal" style:family="paragraph">
      <style:paragraph-properties fo:margin-bottom="0in" fo:margin-left="0in" fo:text-indent="0in">
        <style:tab-stops/>
      </style:paragraph-properties>
    </style:style>
    <style:style style:name="P156" style:parent-style-name="Normal" style:family="paragraph">
      <style:paragraph-properties fo:margin-bottom="0in" fo:margin-left="0in" fo:text-indent="0in">
        <style:tab-stops/>
      </style:paragraph-properties>
    </style:style>
    <style:style style:name="P157" style:parent-style-name="Normal" style:family="paragraph">
      <style:paragraph-properties fo:margin-bottom="0in" fo:margin-left="0in" fo:text-indent="0in">
        <style:tab-stops/>
      </style:paragraph-properties>
    </style:style>
    <style:style style:name="P158" style:parent-style-name="Normal" style:family="paragraph">
      <style:paragraph-properties fo:margin-bottom="0in" fo:margin-left="0in" fo:text-indent="0in">
        <style:tab-stops/>
      </style:paragraph-properties>
    </style:style>
    <style:style style:family="graphic" style:name="a50">
      <style:graphic-properties draw:fill="none" draw:stroke="none"/>
    </style:style>
    <style:style style:family="graphic" style:name="a51">
      <style:graphic-properties draw:fill="none" draw:stroke="none"/>
    </style:style>
    <style:style style:family="graphic" style:name="a52">
      <style:graphic-properties draw:fill="none" draw:stroke="none"/>
    </style:style>
    <style:style style:family="graphic" style:name="a53">
      <style:graphic-properties draw:fill="none" draw:stroke="none"/>
    </style:style>
    <style:style style:family="graphic" style:name="a54">
      <style:graphic-properties/>
    </style:style>
    <style:style style:family="graphic" style:name="a55">
      <style:graphic-properties draw:fill="none" draw:stroke="none"/>
    </style:style>
    <style:style style:family="graphic" style:name="a56">
      <style:graphic-properties draw:fill="none" draw:stroke="none"/>
    </style:style>
    <style:style style:family="graphic" style:name="a57">
      <style:graphic-properties draw:fill="none" draw:stroke="none"/>
    </style:style>
    <style:style style:family="graphic" style:name="a58">
      <style:graphic-properties draw:fill="none" draw:stroke="none"/>
    </style:style>
    <style:style style:family="graphic" style:name="a20">
      <style:graphic-properties draw:fill="none" draw:stroke="none"/>
    </style:style>
    <style:style style:family="graphic" style:name="a59">
      <style:graphic-properties draw:fill="none" draw:stroke="none"/>
    </style:style>
    <style:style style:family="graphic" style:name="a21">
      <style:graphic-properties draw:fill="none" draw:stroke="none"/>
    </style:style>
    <style:style style:family="graphic" style:name="a22">
      <style:graphic-properties draw:fill="none" draw:stroke="none"/>
    </style:style>
    <style:style style:family="graphic" style:name="a23">
      <style:graphic-properties/>
    </style:style>
    <style:style style:family="graphic" style:name="a24">
      <style:graphic-properties draw:fill="none" draw:stroke="none"/>
    </style:style>
    <style:style style:family="graphic" style:name="a25">
      <style:graphic-properties draw:fill="none" draw:stroke="none"/>
    </style:style>
    <style:style style:family="graphic" style:name="a26">
      <style:graphic-properties draw:fill="none" draw:stroke="none"/>
    </style:style>
    <style:style style:family="graphic" style:name="a27">
      <style:graphic-properties draw:fill="none" draw:stroke="none"/>
    </style:style>
    <style:style style:family="graphic" style:name="a28">
      <style:graphic-properties draw:fill="none" draw:stroke="none"/>
    </style:style>
    <style:style style:family="graphic" style:name="a29">
      <style:graphic-properties draw:fill="none" draw:stroke="none"/>
    </style:style>
    <style:style style:family="graphic" style:name="a60">
      <style:graphic-properties draw:fill="none" draw:stroke="none"/>
    </style:style>
    <style:style style:family="graphic" style:name="a61">
      <style:graphic-properties draw:fill="none" draw:stroke="none"/>
    </style:style>
    <style:style style:family="graphic" style:name="a62">
      <style:graphic-properties/>
    </style:style>
    <style:style style:family="graphic" style:name="a63">
      <style:graphic-properties draw:fill="none" draw:stroke="none"/>
    </style:style>
    <style:style style:family="graphic" style:name="a64">
      <style:graphic-properties draw:fill="none" draw:stroke="none"/>
    </style:style>
    <style:style style:family="graphic" style:name="a0">
      <style:graphic-properties draw:fill="none" draw:stroke="none"/>
    </style:style>
    <style:style style:family="graphic" style:name="a65">
      <style:graphic-properties draw:fill="none" draw:stroke="none"/>
    </style:style>
    <style:style style:family="graphic" style:name="a1">
      <style:graphic-properties draw:fill="none" draw:stroke="none"/>
    </style:style>
    <style:style style:family="graphic" style:name="a2">
      <style:graphic-properties draw:fill="none" draw:stroke="none"/>
    </style:style>
    <style:style style:family="graphic" style:name="a66">
      <style:graphic-properties draw:fill="none" draw:stroke="none"/>
    </style:style>
    <style:style style:family="graphic" style:name="a3">
      <style:graphic-properties draw:fill="none" draw:stroke="none"/>
    </style:style>
    <style:style style:family="graphic" style:name="a67">
      <style:graphic-properties draw:fill="none" draw:stroke="none"/>
    </style:style>
    <style:style style:family="graphic" style:name="a30">
      <style:graphic-properties draw:fill="none" draw:stroke="none"/>
    </style:style>
    <style:style style:family="graphic" style:name="a68">
      <style:graphic-properties draw:fill="none" draw:stroke="none"/>
    </style:style>
    <style:style style:family="graphic" style:name="a4">
      <style:graphic-properties draw:fill="none" draw:stroke="none"/>
    </style:style>
    <style:style style:family="graphic" style:name="a31">
      <style:graphic-properties/>
    </style:style>
    <style:style style:family="graphic" style:name="a69">
      <style:graphic-properties draw:fill="none" draw:stroke="none"/>
    </style:style>
    <style:style style:family="graphic" style:name="a5">
      <style:graphic-properties draw:fill="none" draw:stroke="none"/>
    </style:style>
    <style:style style:family="graphic" style:name="a32">
      <style:graphic-properties draw:fill="none" draw:stroke="none"/>
    </style:style>
    <style:style style:family="graphic" style:name="a6">
      <style:graphic-properties draw:fill="none" draw:stroke="none"/>
    </style:style>
    <style:style style:family="graphic" style:name="a33">
      <style:graphic-properties draw:fill="none" draw:stroke="none"/>
    </style:style>
    <style:style style:family="graphic" style:name="a7">
      <style:graphic-properties/>
    </style:style>
    <style:style style:family="graphic" style:name="a34">
      <style:graphic-properties draw:fill="none" draw:stroke="none"/>
    </style:style>
    <style:style style:family="graphic" style:name="a8">
      <style:graphic-properties draw:fill="none" draw:stroke="none"/>
    </style:style>
    <style:style style:family="graphic" style:name="a35">
      <style:graphic-properties draw:fill="none" draw:stroke="none"/>
    </style:style>
    <style:style style:family="graphic" style:name="a9">
      <style:graphic-properties draw:fill="none" draw:stroke="none"/>
    </style:style>
    <style:style style:family="graphic" style:name="a36">
      <style:graphic-properties draw:fill="none" draw:stroke="none"/>
    </style:style>
    <style:style style:family="graphic" style:name="a37">
      <style:graphic-properties draw:fill="none" draw:stroke="none"/>
    </style:style>
    <style:style style:family="graphic" style:name="a38">
      <style:graphic-properties draw:fill="none" draw:stroke="none"/>
    </style:style>
    <style:style style:family="graphic" style:name="a39">
      <style:graphic-properties draw:fill="none" draw:stroke="none"/>
    </style:style>
    <style:style style:family="graphic" style:name="a70">
      <style:graphic-properties/>
    </style:style>
    <style:style style:family="graphic" style:name="a40">
      <style:graphic-properties draw:fill="none" draw:stroke="none"/>
    </style:style>
    <style:style style:family="graphic" style:name="a41">
      <style:graphic-properties draw:fill="none" draw:stroke="none"/>
    </style:style>
    <style:style style:family="graphic" style:name="a42">
      <style:graphic-properties draw:fill="none" draw:stroke="none"/>
    </style:style>
    <style:style style:family="graphic" style:name="a43">
      <style:graphic-properties draw:fill="none" draw:stroke="none"/>
    </style:style>
    <style:style style:family="graphic" style:name="a44">
      <style:graphic-properties draw:fill="none" draw:stroke="none"/>
    </style:style>
    <style:style style:family="graphic" style:name="a45">
      <style:graphic-properties draw:fill="none" draw:stroke="none"/>
    </style:style>
    <style:style style:family="graphic" style:name="a46">
      <style:graphic-properties/>
    </style:style>
    <style:style style:family="graphic" style:name="a47">
      <style:graphic-properties draw:fill="none" draw:stroke="none"/>
    </style:style>
    <style:style style:family="graphic" style:name="a10">
      <style:graphic-properties draw:fill="none" draw:stroke="none"/>
    </style:style>
    <style:style style:family="graphic" style:name="a48">
      <style:graphic-properties draw:fill="none" draw:stroke="none"/>
    </style:style>
    <style:style style:family="graphic" style:name="a11">
      <style:graphic-properties draw:fill="none" draw:stroke="none"/>
    </style:style>
    <style:style style:family="graphic" style:name="a49">
      <style:graphic-properties draw:fill="none" draw:stroke="none"/>
    </style:style>
    <style:style style:family="graphic" style:name="a12">
      <style:graphic-properties draw:fill="none" draw:stroke="none"/>
    </style:style>
    <style:style style:family="graphic" style:name="a13">
      <style:graphic-properties draw:fill="none" draw:stroke="none"/>
    </style:style>
    <style:style style:family="graphic" style:name="a14">
      <style:graphic-properties draw:fill="none" draw:stroke="none"/>
    </style:style>
    <style:style style:family="graphic" style:name="a15">
      <style:graphic-properties/>
    </style:style>
    <style:style style:family="graphic" style:name="a16">
      <style:graphic-properties draw:fill="none" draw:stroke="none"/>
    </style:style>
    <style:style style:family="graphic" style:name="a17">
      <style:graphic-properties draw:fill="none" draw:stroke="none"/>
    </style:style>
    <style:style style:family="graphic" style:name="a18">
      <style:graphic-properties draw:fill="none" draw:stroke="none"/>
    </style:style>
    <style:style style:family="graphic" style:name="a19">
      <style:graphic-properties draw:fill="none" draw:stroke="none"/>
    </style:style>
  </office:automatic-styles>
  <office:body>
    <office:text text:use-soft-page-breaks="true">
      <text:p text:style-name="P1"><text:span text:style-name="T2">Website Plan Template<text:s/></text:span></text:p>
      <text:p text:style-name="P3"><text:s/></text:p>
      <text:list text:style-name="LFO1" text:continue-numbering="true">
        <text:list-item>
          <text:p text:style-name="P4">Planned Pages (Site Map Draft)<text:s/></text:p>
        </text:list-item>
      </text:list>
      <text:p text:style-name="P5">List all the pages you plan to include. Include the title of the<text:s/>page and<text:s/>file name. For example: title is Homepage, filename is index.html<text:s/></text:p>
      <text:p text:style-name="P6">Homepage<text:s/>= index.html</text:p>
      <table:table table:style-name="Table7">
        <table:table-columns>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P14">Page name</text:p>
          </table:table-cell>
          <table:table-cell table:style-name="TableCell15">
            <text:p text:style-name="P16">File name</text:p>
          </table:table-cell>
          <table:table-cell table:style-name="TableCell17">
            <text:p text:style-name="P18">Notes</text:p>
          </table:table-cell>
          <table:table-cell table:style-name="TableCell19">
            <text:p text:style-name="P20">Links to</text:p>
          </table:table-cell>
        </table:table-row>
        <table:table-row table:style-name="TableRow21">
          <table:table-cell table:style-name="TableCell22">
            <text:p text:style-name="P23"><text:bookmark-start text:name="_Hlk215954565"/>Homepage</text:p>
          </table:table-cell>
          <table:table-cell table:style-name="TableCell24">
            <text:p text:style-name="P25">Index.html</text:p>
          </table:table-cell>
          <table:table-cell table:style-name="TableCell26">
            <text:p text:style-name="P27">An about me section, with links to the other 6 pages</text:p>
          </table:table-cell>
          <table:table-cell table:style-name="TableCell28">
            <text:p text:style-name="P29">Every other page</text:p>
          </table:table-cell>
        </table:table-row>
        <table:table-row table:style-name="TableRow30">
          <table:table-cell table:style-name="TableCell31">
            <text:p text:style-name="P32">Code Editors and How to use them</text:p>
          </table:table-cell>
          <table:table-cell table:style-name="TableCell33">
            <text:p text:style-name="P34">How2Code.html</text:p>
          </table:table-cell>
          <table:table-cell table:style-name="TableCell35">
            <text:p text:style-name="P36">Explains the interface of VSC, and shares other code editors on different OS</text:p>
          </table:table-cell>
          <table:table-cell table:style-name="TableCell37">
            <text:p text:style-name="P38">Index.html</text:p>
            <text:p text:style-name="P39">External sites</text:p>
          </table:table-cell>
        </table:table-row>
        <table:table-row table:style-name="TableRow40">
          <table:table-cell table:style-name="TableCell41">
            <text:p text:style-name="P42">Making “things” with code<text:s/></text:p>
          </table:table-cell>
          <table:table-cell table:style-name="TableCell43">
            <text:p text:style-name="P44">Elements.html</text:p>
          </table:table-cell>
          <table:table-cell table:style-name="TableCell45">
            <text:p text:style-name="P46">Shows examples of different simple elements used<text:s/></text:p>
          </table:table-cell>
          <table:table-cell table:style-name="TableCell47">
            <text:p text:style-name="P48">Index.html</text:p>
            <text:p text:style-name="P49">W3schools</text:p>
          </table:table-cell>
        </table:table-row>
        <table:table-row table:style-name="TableRow50">
          <table:table-cell table:style-name="TableCell51">
            <text:p text:style-name="P52">Arrange things</text:p>
          </table:table-cell>
          <table:table-cell table:style-name="TableCell53">
            <text:p text:style-name="P54">Layout.html</text:p>
          </table:table-cell>
          <table:table-cell table:style-name="TableCell55">
            <text:p text:style-name="P56">Compares Grid and Flexbox</text:p>
          </table:table-cell>
          <table:table-cell table:style-name="TableCell57">
            <text:p text:style-name="P58">Index.html</text:p>
            <text:p text:style-name="P59"/>
          </table:table-cell>
        </table:table-row>
        <table:table-row table:style-name="TableRow60">
          <table:table-cell table:style-name="TableCell61">
            <text:p text:style-name="P62">Making the Web Accessible</text:p>
          </table:table-cell>
          <table:table-cell table:style-name="TableCell63">
            <text:p text:style-name="P64">Accessibility.html</text:p>
          </table:table-cell>
          <table:table-cell table:style-name="TableCell65">
            <text:p text:style-name="P66">Showcases<text:s/></text:p>
            <text:list text:style-name="LFO3" text:continue-numbering="true">
              <text:list-item>
                <text:p text:style-name="P67">HTML Tags</text:p>
              </text:list-item>
              <text:list-item>
                <text:p text:style-name="P68">Alt Text</text:p>
              </text:list-item>
              <text:list-item>
                <text:p text:style-name="P69">Dyslexia<text:s/>Fonts</text:p>
              </text:list-item>
            </text:list>
          </table:table-cell>
          <table:table-cell table:style-name="TableCell70">
            <text:p text:style-name="P71">Index.html</text:p>
          </table:table-cell>
        </table:table-row>
        <table:table-row table:style-name="TableRow72">
          <table:table-cell table:style-name="TableCell73">
            <text:p text:style-name="P74">Does your code work?</text:p>
          </table:table-cell>
          <table:table-cell table:style-name="TableCell75">
            <text:p text:style-name="P76">Validation.html</text:p>
          </table:table-cell>
          <table:table-cell table:style-name="TableCell77">
            <text:p text:style-name="P78">Explaining formatting errors, common issues I dealt with and code validator</text:p>
          </table:table-cell>
          <table:table-cell table:style-name="TableCell79">
            <text:p text:style-name="P80">Index.html</text:p>
            <text:p text:style-name="P81">Code Validation websites</text:p>
          </table:table-cell>
        </table:table-row>
      </table:table>
      <text:p text:style-name="P82"><text:bookmark-end text:name="_Hlk215954565"/><text:s/></text:p>
      <text:p text:style-name="P83"/>
      <text:p text:style-name="P84"><text:span text:style-name="T85"><draw:g draw:name="Group 1266" draw:id="id7" draw:style-name="a7" text:anchor-type="as-char"><svg:title/><svg:desc/><draw:custom-shape svg:x="0in" svg:y="0in" svg:width="6.5in" svg:height="0.02167in" draw:id="id0" draw:style-name="a0" draw:name="Shape 1537"><svg:title/><svg:desc/><draw:enhanced-geometry draw:type="non-primitive" svg:viewBox="0 0 5943600 19812" draw:enhanced-path="M ?f0 ?f0 L ?f1 ?f0 ?f1 ?f2 ?f0 ?f2 ?f0 ?f0 N" draw:text-areas="?f7 ?f9 ?f8 ?f10"><draw:equation draw:name="f0" draw:formula="0"/><draw:equation draw:name="f1" draw:formula="5943600"/><draw:equation draw:name="f2" draw:formula="19812"/><draw:equation draw:name="f3" draw:formula="?f2 - ?f0"/><draw:equation draw:name="f4" draw:formula="?f1 - ?f0"/><draw:equation draw:name="f5" draw:formula="?f4 / 5943600"/><draw:equation draw:name="f6" draw:formula="?f3 / 19812"/><draw:equation draw:name="f7" draw:formula="0 / ?f5"/><draw:equation draw:name="f8" draw:formula="5943600 / ?f5"/><draw:equation draw:name="f9" draw:formula="0 / ?f6"/><draw:equation draw:name="f10" draw:formula="19812 / ?f6"/></draw:enhanced-geometry></draw:custom-shape><draw:custom-shape svg:x="0in" svg:y="0in" svg:width="6.49667in" svg:height="0.01in" draw:id="id1" draw:style-name="a1" draw:name="Shape 1538"><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0in" svg:y="0.00333in" svg:width="0.01in" svg:height="0.015in" draw:id="id2" draw:style-name="a2" draw:name="Shape 1539"><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6.49667in" svg:y="0in" svg:width="0.01in" svg:height="0.01in" draw:id="id3" draw:style-name="a3" draw:name="Shape 1540"><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6.49667in" svg:y="0.00333in" svg:width="0.01in" svg:height="0.015in" draw:id="id4" draw:style-name="a4" draw:name="Shape 1541"><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0in" svg:y="0.01833in" svg:width="6.49667in" svg:height="0.01in" draw:id="id5" draw:style-name="a5" draw:name="Shape 1542"><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6.49667in" svg:y="0.01833in" svg:width="0.01in" svg:height="0.01in" draw:id="id6" draw:style-name="a6" draw:name="Shape 1543"><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s/></text:p>
      <text:list text:style-name="LFO1" text:continue-numbering="true">
        <text:list-item>
          <text:p text:style-name="P86">Content Details for Each Page<text:s/></text:p>
        </text:list-item>
      </text:list>
      <text:soft-page-break/>
      <text:p text:style-name="P87">Provide a 2–4 sentence description of what content you will include on each page.<text:s/></text:p>
      <text:p text:style-name="P88">The home page will focus on myself and outline the basic summary of each of the other pages. I’m tempted to<text:s/>mimic<text:s/>a page of my actual personal website that functions as a donation page that I have yet to go public with.<text:s/>On<text:s/>that page<text:s/>I have a simple<text:s/>banner, a set of carousel images of myself, and then links to other pages in the form of icon images. I like the idea of this being the launch page for all of the other web pages directly, instead of just relying on the navigation menu.</text:p>
      <text:p text:style-name="P89">
Right now my biggest concern with the page for code editors and how to use them is making it accessible since if I use images for the interface It will be a lot to<text:s/>explain them in alt text alone while also having them be surrounded by text explaining what’s in the image. I’m tempted to include explanations of the interface and then also have additional resources linked in each section I explain. I also hope to find a few other programs that work on different operating systems since last I checked Visual Studio Code isn’t available on mobile.<text:s/></text:p>
      <text:p text:style-name="P90">
This page is the one I’m most excited about seeing how it’s going to turn out. I’m hoping to include embedded boxes showing off code with example of the code elements next to them. I’m planning to take a page out of the W3schools book while also referencing them. I also want to include a few effects too.</text:p>
      <text:p text:style-name="P91">The layout page is very tempting to make multiple embedded web pages to show off how the grid style versus flex style changes with the aspect ratio. But then I might have to create an<text:s/>expanding sliding bar and that might end up being too complicated for me. I’ll have to find out, and if I can’t do it, then I’ll simply have an animated image showing the change.</text:p>
      <text:p text:style-name="P92">The accessibility page I would prefer to have accessible fonts, which is something I have been working on since the previous assignment. I do feel like I will need to include examples of non-accessible sites. This is mainly because I don’t want to make my own site less accessible for the sake of showing examples.</text:p>
      <text:p text:style-name="P93">Thanks to the code validation sites<text:s/>being a part of our curriculum,<text:s/>I actually learned that they<text:s/>exist. I will definitely be featuring both of them and trying to show common mistakes made in code formatting. I’m already thinking of smaller syntax errors like adding<text:s/>extra<text:s/>space or using the wrong quotation marks.</text:p>
      <text:p text:style-name="P94"/>
      <text:p text:style-name="P95"><text:span text:style-name="T96"><draw:g draw:name="Group 1267" draw:id="id15" draw:style-name="a15" text:anchor-type="as-char"><svg:title/><svg:desc/><draw:custom-shape svg:x="0in" svg:y="0in" svg:width="6.5in" svg:height="0.02167in" draw:id="id8" draw:style-name="a8" draw:name="Shape 1553"><svg:title/><svg:desc/><draw:enhanced-geometry draw:type="non-primitive" svg:viewBox="0 0 5943600 19812" draw:enhanced-path="M ?f0 ?f0 L ?f1 ?f0 ?f1 ?f2 ?f0 ?f2 ?f0 ?f0 N" draw:text-areas="?f7 ?f9 ?f8 ?f10"><draw:equation draw:name="f0" draw:formula="0"/><draw:equation draw:name="f1" draw:formula="5943600"/><draw:equation draw:name="f2" draw:formula="19812"/><draw:equation draw:name="f3" draw:formula="?f2 - ?f0"/><draw:equation draw:name="f4" draw:formula="?f1 - ?f0"/><draw:equation draw:name="f5" draw:formula="?f4 / 5943600"/><draw:equation draw:name="f6" draw:formula="?f3 / 19812"/><draw:equation draw:name="f7" draw:formula="0 / ?f5"/><draw:equation draw:name="f8" draw:formula="5943600 / ?f5"/><draw:equation draw:name="f9" draw:formula="0 / ?f6"/><draw:equation draw:name="f10" draw:formula="19812 / ?f6"/></draw:enhanced-geometry></draw:custom-shape><draw:custom-shape svg:x="0in" svg:y="0in" svg:width="6.49667in" svg:height="0.01in" draw:id="id9" draw:style-name="a9" draw:name="Shape 1554"><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0in" svg:y="0.00333in" svg:width="0.01in" svg:height="0.015in" draw:id="id10" draw:style-name="a10" draw:name="Shape 1555"><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6.49667in" svg:y="0in" svg:width="0.01in" svg:height="0.01in" draw:id="id11" draw:style-name="a11" draw:name="Shape 1556"><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6.49667in" svg:y="0.00333in" svg:width="0.01in" svg:height="0.015in" draw:id="id12" draw:style-name="a12" draw:name="Shape 1557"><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0in" svg:y="0.01833in" svg:width="6.49667in" svg:height="0.01in" draw:id="id13" draw:style-name="a13" draw:name="Shape 1558"><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6.49667in" svg:y="0.01833in" svg:width="0.01in" svg:height="0.01in" draw:id="id14" draw:style-name="a14" draw:name="Shape 1559"><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s/></text:p>
      <text:list text:style-name="LFO1" text:continue-numbering="true">
        <text:list-item>
          <text:p text:style-name="P97">Planned Media &amp; Assets<text:s/></text:p>
        </text:list-item>
      </text:list>
      <text:p text:style-name="P98">List any images, icons, videos, tables, or forms you plan to include.<text:s/></text:p>
      <text:soft-page-break/>
      <text:list text:style-name="LFO1" text:continue-numbering="true">
        <text:list-item>
          <text:list>
            <text:list-item>
              <text:p text:style-name="P99">Images: ______my selfie, the interface of Visual studio code, screenshots of the linked pages__________________________________________<text:s/></text:p>
            </text:list-item>
            <text:list-item>
              <text:p text:style-name="P100">Icons: _____Large Icons for the homepage to represent every other page. A Hamburger menu, a Home Icon, an accessibility toggle icon.<text:s/>____________________________________________<text:s/></text:p>
            </text:list-item>
            <text:list-item>
              <text:p text:style-name="P101">Videos (optional): _________Potentially video examples of the functions of Visual Studio Code.<text:s/>______________________________<text:s/></text:p>
            </text:list-item>
            <text:list-item>
              <text:p text:style-name="P102">Tables or Lists: ________________I may want to arrange the elements of the element page into a grid so that the code example and the visual example are kept together.__________________________<text:s/></text:p>
            </text:list-item>
            <text:list-item>
              <text:p text:style-name="P103">Forms (e.g., contact form): _________________I wonder if I can reuse the code that allowed me to change the color of the jacket into a simple character maker._______________<text:s/></text:p>
            </text:list-item>
          </text:list>
        </text:list-item>
      </text:list>
      <text:p text:style-name="P104"><text:span text:style-name="T105"><draw:g draw:name="Group 1269" draw:id="id23" draw:style-name="a23" text:anchor-type="as-char"><svg:title/><svg:desc/><draw:custom-shape svg:x="0in" svg:y="0in" svg:width="6.5in" svg:height="0.02167in" draw:id="id16" draw:style-name="a16" draw:name="Shape 1569"><svg:title/><svg:desc/><draw:enhanced-geometry draw:type="non-primitive" svg:viewBox="0 0 5943600 19812" draw:enhanced-path="M ?f0 ?f0 L ?f1 ?f0 ?f1 ?f2 ?f0 ?f2 ?f0 ?f0 N" draw:text-areas="?f7 ?f9 ?f8 ?f10"><draw:equation draw:name="f0" draw:formula="0"/><draw:equation draw:name="f1" draw:formula="5943600"/><draw:equation draw:name="f2" draw:formula="19812"/><draw:equation draw:name="f3" draw:formula="?f2 - ?f0"/><draw:equation draw:name="f4" draw:formula="?f1 - ?f0"/><draw:equation draw:name="f5" draw:formula="?f4 / 5943600"/><draw:equation draw:name="f6" draw:formula="?f3 / 19812"/><draw:equation draw:name="f7" draw:formula="0 / ?f5"/><draw:equation draw:name="f8" draw:formula="5943600 / ?f5"/><draw:equation draw:name="f9" draw:formula="0 / ?f6"/><draw:equation draw:name="f10" draw:formula="19812 / ?f6"/></draw:enhanced-geometry></draw:custom-shape><draw:custom-shape svg:x="0in" svg:y="0in" svg:width="6.49667in" svg:height="0.01in" draw:id="id17" draw:style-name="a17" draw:name="Shape 1570"><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0in" svg:y="0.00333in" svg:width="0.01in" svg:height="0.015in" draw:id="id18" draw:style-name="a18" draw:name="Shape 1571"><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6.49667in" svg:y="0in" svg:width="0.01in" svg:height="0.01in" draw:id="id19" draw:style-name="a19" draw:name="Shape 1572"><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6.49667in" svg:y="0.00333in" svg:width="0.01in" svg:height="0.015in" draw:id="id20" draw:style-name="a20" draw:name="Shape 1573"><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0in" svg:y="0.01833in" svg:width="6.49667in" svg:height="0.01in" draw:id="id21" draw:style-name="a21" draw:name="Shape 1574"><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6.49667in" svg:y="0.01833in" svg:width="0.01in" svg:height="0.01in" draw:id="id22" draw:style-name="a22" draw:name="Shape 1575"><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s/></text:p>
      <text:list text:style-name="LFO1" text:continue-numbering="true">
        <text:list-item>
          <text:p text:style-name="P106">Navigation Plan<text:s/></text:p>
        </text:list-item>
      </text:list>
      <text:p text:style-name="P107">How will users move through your site?<text:s/></text:p>
      <text:list text:style-name="LFO1" text:continue-numbering="true">
        <text:list-item>
          <text:list>
            <text:list-item>
              <text:p text:style-name="P108">Navigation menu labels:<text:s/></text:p>
            </text:list-item>
          </text:list>
        </text:list-item>
      </text:list>
      <text:p text:style-name="P109">(E.g., Home, About, Gallery, Contact)<text:s/></text:p>
      <text:p text:style-name="P110">The home page will have a link to all of the other pages, and each of the other pages will have a home icon link Near the top of the page.
I also intend to implement a hamburger menu.</text:p>
      <text:p text:style-name="P111"><text:span text:style-name="T112"><draw:g draw:name="Group 1270" draw:id="id31" draw:style-name="a31" text:anchor-type="as-char"><svg:title/><svg:desc/><draw:custom-shape svg:x="0in" svg:y="0in" svg:width="6.5in" svg:height="0.02167in" draw:id="id24" draw:style-name="a24" draw:name="Shape 1585"><svg:title/><svg:desc/><draw:enhanced-geometry draw:type="non-primitive" svg:viewBox="0 0 5943600 19813" draw:enhanced-path="M ?f0 ?f0 L ?f1 ?f0 ?f1 ?f2 ?f0 ?f2 ?f0 ?f0 N" draw:text-areas="?f7 ?f9 ?f8 ?f10"><draw:equation draw:name="f0" draw:formula="0"/><draw:equation draw:name="f1" draw:formula="5943600"/><draw:equation draw:name="f2" draw:formula="19813"/><draw:equation draw:name="f3" draw:formula="?f2 - ?f0"/><draw:equation draw:name="f4" draw:formula="?f1 - ?f0"/><draw:equation draw:name="f5" draw:formula="?f4 / 5943600"/><draw:equation draw:name="f6" draw:formula="?f3 / 19813"/><draw:equation draw:name="f7" draw:formula="0 / ?f5"/><draw:equation draw:name="f8" draw:formula="5943600 / ?f5"/><draw:equation draw:name="f9" draw:formula="0 / ?f6"/><draw:equation draw:name="f10" draw:formula="19813 / ?f6"/></draw:enhanced-geometry></draw:custom-shape><draw:custom-shape svg:x="0in" svg:y="0in" svg:width="6.49667in" svg:height="0.01in" draw:id="id25" draw:style-name="a25" draw:name="Shape 1586"><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0in" svg:y="0.00333in" svg:width="0.01in" svg:height="0.015in" draw:id="id26" draw:style-name="a26" draw:name="Shape 1587"><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6.49667in" svg:y="0in" svg:width="0.01in" svg:height="0.01in" draw:id="id27" draw:style-name="a27" draw:name="Shape 1588"><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6.49667in" svg:y="0.00333in" svg:width="0.01in" svg:height="0.015in" draw:id="id28" draw:style-name="a28" draw:name="Shape 1589"><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0in" svg:y="0.01833in" svg:width="6.49667in" svg:height="0.01in" draw:id="id29" draw:style-name="a29" draw:name="Shape 1590"><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6.49667in" svg:y="0.01833in" svg:width="0.01in" svg:height="0.01in" draw:id="id30" draw:style-name="a30" draw:name="Shape 1591"><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s/></text:p>
      <text:list text:style-name="LFO1" text:continue-numbering="true">
        <text:list-item>
          <text:list>
            <text:list-item>
              <text:p text:style-name="P113">Footer links (optional):<text:s/></text:p>
            </text:list-item>
            <text:list-item>
              <text:p text:style-name="P114">
My footer link will simply direct people to my GitHub and then a second one for my personal website.</text:p>
            </text:list-item>
          </text:list>
        </text:list-item>
      </text:list>
      <text:p text:style-name="P115"><text:span text:style-name="T116"><draw:g draw:name="Group 1271" draw:id="id46" draw:style-name="a46" text:anchor-type="as-char"><svg:title/><svg:desc/><draw:custom-shape svg:x="0in" svg:y="0in" svg:width="6.5in" svg:height="0.02167in" draw:id="id32" draw:style-name="a32" draw:name="Shape 1599"><svg:title/><svg:desc/><draw:enhanced-geometry draw:type="non-primitive" svg:viewBox="0 0 5943600 19812" draw:enhanced-path="M ?f0 ?f0 L ?f1 ?f0 ?f1 ?f2 ?f0 ?f2 ?f0 ?f0 N" draw:text-areas="?f7 ?f9 ?f8 ?f10"><draw:equation draw:name="f0" draw:formula="0"/><draw:equation draw:name="f1" draw:formula="5943600"/><draw:equation draw:name="f2" draw:formula="19812"/><draw:equation draw:name="f3" draw:formula="?f2 - ?f0"/><draw:equation draw:name="f4" draw:formula="?f1 - ?f0"/><draw:equation draw:name="f5" draw:formula="?f4 / 5943600"/><draw:equation draw:name="f6" draw:formula="?f3 / 19812"/><draw:equation draw:name="f7" draw:formula="0 / ?f5"/><draw:equation draw:name="f8" draw:formula="5943600 / ?f5"/><draw:equation draw:name="f9" draw:formula="0 / ?f6"/><draw:equation draw:name="f10" draw:formula="19812 / ?f6"/></draw:enhanced-geometry></draw:custom-shape><draw:custom-shape svg:x="0in" svg:y="0in" svg:width="6.49667in" svg:height="0.01in" draw:id="id33" draw:style-name="a33" draw:name="Shape 1600"><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0in" svg:y="0.00333in" svg:width="0.01in" svg:height="0.015in" draw:id="id34" draw:style-name="a34" draw:name="Shape 1601"><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6.49667in" svg:y="0in" svg:width="0.01in" svg:height="0.01in" draw:id="id35" draw:style-name="a35" draw:name="Shape 1602"><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6.49667in" svg:y="0.00333in" svg:width="0.01in" svg:height="0.015in" draw:id="id36" draw:style-name="a36" draw:name="Shape 1603"><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0in" svg:y="0.01833in" svg:width="6.49667in" svg:height="0.01in" draw:id="id37" draw:style-name="a37" draw:name="Shape 1604"><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6.49667in" svg:y="0.01833in" svg:width="0.01in" svg:height="0.01in" draw:id="id38" draw:style-name="a38" draw:name="Shape 1605"><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0in" svg:y="0.34667in" svg:width="6.5in" svg:height="0.02167in" draw:id="id39" draw:style-name="a39" draw:name="Shape 1606"><svg:title/><svg:desc/><draw:enhanced-geometry draw:type="non-primitive" svg:viewBox="0 0 5943600 19812" draw:enhanced-path="M ?f0 ?f0 L ?f1 ?f0 ?f1 ?f2 ?f0 ?f2 ?f0 ?f0 N" draw:text-areas="?f7 ?f9 ?f8 ?f10"><draw:equation draw:name="f0" draw:formula="0"/><draw:equation draw:name="f1" draw:formula="5943600"/><draw:equation draw:name="f2" draw:formula="19812"/><draw:equation draw:name="f3" draw:formula="?f2 - ?f0"/><draw:equation draw:name="f4" draw:formula="?f1 - ?f0"/><draw:equation draw:name="f5" draw:formula="?f4 / 5943600"/><draw:equation draw:name="f6" draw:formula="?f3 / 19812"/><draw:equation draw:name="f7" draw:formula="0 / ?f5"/><draw:equation draw:name="f8" draw:formula="5943600 / ?f5"/><draw:equation draw:name="f9" draw:formula="0 / ?f6"/><draw:equation draw:name="f10" draw:formula="19812 / ?f6"/></draw:enhanced-geometry></draw:custom-shape><draw:custom-shape svg:x="0in" svg:y="0.34667in" svg:width="6.49667in" svg:height="0.01in" draw:id="id40" draw:style-name="a40" draw:name="Shape 1607"><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0in" svg:y="0.35in" svg:width="0.01in" svg:height="0.015in" draw:id="id41" draw:style-name="a41" draw:name="Shape 1608"><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6.49667in" svg:y="0.34667in" svg:width="0.01in" svg:height="0.01in" draw:id="id42" draw:style-name="a42" draw:name="Shape 1609"><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6.49667in" svg:y="0.35in" svg:width="0.01in" svg:height="0.015in" draw:id="id43" draw:style-name="a43" draw:name="Shape 1610"><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0in" svg:y="0.365in" svg:width="6.49667in" svg:height="0.01in" draw:id="id44" draw:style-name="a44" draw:name="Shape 1611"><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6.49667in" svg:y="0.365in" svg:width="0.01in" svg:height="0.01in" draw:id="id45" draw:style-name="a45" draw:name="Shape 1612"><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p>
      <text:list text:style-name="LFO1" text:continue-numbering="true">
        <text:list-item>
          <text:p text:style-name="P117">Accessibility Considerations Answer briefly:<text:s/></text:p>
        </text:list-item>
      </text:list>
      <text:list text:style-name="LFO2" text:continue-numbering="true">
        <text:list-item>
          <text:list>
            <text:list-item>
              <text:p text:style-name="P118">What images will need alt text?<text:s/></text:p>
            </text:list-item>
          </text:list>
        </text:list-item>
      </text:list>
      <text:p text:style-name="P119">By default,<text:s/>I intend to have alt text on all the images, although if I have to use images for the explanation of the visual code interface, I might instead simply let the alt text mention an image, but try to ensure the<text:s/><text:soft-page-break/>written instructions are detailed enough that the images are helpful but not necessary.</text:p>
      <text:p text:style-name="P120"><text:span text:style-name="T121"><draw:g draw:name="Group 1167" draw:id="id54" draw:style-name="a54" text:anchor-type="as-char"><svg:title/><svg:desc/><draw:custom-shape svg:x="0in" svg:y="0in" svg:width="6.5in" svg:height="0.02167in" draw:id="id47" draw:style-name="a47" draw:name="Shape 1629"><svg:title/><svg:desc/><draw:enhanced-geometry draw:type="non-primitive" svg:viewBox="0 0 5943600 19812" draw:enhanced-path="M ?f0 ?f0 L ?f1 ?f0 ?f1 ?f2 ?f0 ?f2 ?f0 ?f0 N" draw:text-areas="?f7 ?f9 ?f8 ?f10"><draw:equation draw:name="f0" draw:formula="0"/><draw:equation draw:name="f1" draw:formula="5943600"/><draw:equation draw:name="f2" draw:formula="19812"/><draw:equation draw:name="f3" draw:formula="?f2 - ?f0"/><draw:equation draw:name="f4" draw:formula="?f1 - ?f0"/><draw:equation draw:name="f5" draw:formula="?f4 / 5943600"/><draw:equation draw:name="f6" draw:formula="?f3 / 19812"/><draw:equation draw:name="f7" draw:formula="0 / ?f5"/><draw:equation draw:name="f8" draw:formula="5943600 / ?f5"/><draw:equation draw:name="f9" draw:formula="0 / ?f6"/><draw:equation draw:name="f10" draw:formula="19812 / ?f6"/></draw:enhanced-geometry></draw:custom-shape><draw:custom-shape svg:x="0in" svg:y="0in" svg:width="6.49667in" svg:height="0.01in" draw:id="id48" draw:style-name="a48" draw:name="Shape 1630"><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0in" svg:y="0.00333in" svg:width="0.01in" svg:height="0.015in" draw:id="id49" draw:style-name="a49" draw:name="Shape 1631"><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6.49667in" svg:y="0in" svg:width="0.01in" svg:height="0.01in" draw:id="id50" draw:style-name="a50" draw:name="Shape 1632"><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6.49667in" svg:y="0.00333in" svg:width="0.01in" svg:height="0.015in" draw:id="id51" draw:style-name="a51" draw:name="Shape 1633"><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0in" svg:y="0.01833in" svg:width="6.49667in" svg:height="0.01in" draw:id="id52" draw:style-name="a52" draw:name="Shape 1634"><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6.49667in" svg:y="0.01833in" svg:width="0.01in" svg:height="0.01in" draw:id="id53" draw:style-name="a53" draw:name="Shape 1635"><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s/></text:p>
      <text:list text:style-name="LFO2" text:continue-numbering="true">
        <text:list-item>
          <text:list>
            <text:list-item>
              <text:p text:style-name="P122">How will you structure your headings (H1, H2, H3) on each page?<text:s/></text:p>
            </text:list-item>
          </text:list>
        </text:list-item>
      </text:list>
      <text:p text:style-name="P123">I intend to keep a simple format of having a header at the top of each page, stating the topic, and then an element that has something interactive, or visual, next to a text explanation that’s the last topic.</text:p>
      <text:p text:style-name="P124">Underneath will be a<text:s/>sub header<text:s/>breaking up this section with the actual activity of this page for the user to look at or interact with.</text:p>
      <text:p text:style-name="P125"><text:span text:style-name="T126"><draw:g draw:name="Group 1168" draw:id="id62" draw:style-name="a62" text:anchor-type="as-char"><svg:title/><svg:desc/><draw:custom-shape svg:x="0in" svg:y="0in" svg:width="6.5in" svg:height="0.02167in" draw:id="id55" draw:style-name="a55" draw:name="Shape 1643"><svg:title/><svg:desc/><draw:enhanced-geometry draw:type="non-primitive" svg:viewBox="0 0 5943600 19812" draw:enhanced-path="M ?f0 ?f0 L ?f1 ?f0 ?f1 ?f2 ?f0 ?f2 ?f0 ?f0 N" draw:text-areas="?f7 ?f9 ?f8 ?f10"><draw:equation draw:name="f0" draw:formula="0"/><draw:equation draw:name="f1" draw:formula="5943600"/><draw:equation draw:name="f2" draw:formula="19812"/><draw:equation draw:name="f3" draw:formula="?f2 - ?f0"/><draw:equation draw:name="f4" draw:formula="?f1 - ?f0"/><draw:equation draw:name="f5" draw:formula="?f4 / 5943600"/><draw:equation draw:name="f6" draw:formula="?f3 / 19812"/><draw:equation draw:name="f7" draw:formula="0 / ?f5"/><draw:equation draw:name="f8" draw:formula="5943600 / ?f5"/><draw:equation draw:name="f9" draw:formula="0 / ?f6"/><draw:equation draw:name="f10" draw:formula="19812 / ?f6"/></draw:enhanced-geometry></draw:custom-shape><draw:custom-shape svg:x="0in" svg:y="0in" svg:width="6.49667in" svg:height="0.01in" draw:id="id56" draw:style-name="a56" draw:name="Shape 1644"><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0in" svg:y="0.00333in" svg:width="0.01in" svg:height="0.015in" draw:id="id57" draw:style-name="a57" draw:name="Shape 1645"><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6.49667in" svg:y="0in" svg:width="0.01in" svg:height="0.01in" draw:id="id58" draw:style-name="a58" draw:name="Shape 1646"><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6.49667in" svg:y="0.00333in" svg:width="0.01in" svg:height="0.015in" draw:id="id59" draw:style-name="a59" draw:name="Shape 1647"><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0in" svg:y="0.01833in" svg:width="6.49667in" svg:height="0.01in" draw:id="id60" draw:style-name="a60" draw:name="Shape 1648"><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6.49667in" svg:y="0.01833in" svg:width="0.01in" svg:height="0.01in" draw:id="id61" draw:style-name="a61" draw:name="Shape 1649"><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s/></text:p>
      <text:list text:style-name="LFO2" text:continue-numbering="true">
        <text:list-item>
          <text:list>
            <text:list-item>
              <text:p text:style-name="P127">Will you use color combinations that meet contrast guidelines? ☐ Yes ☐ Working on it</text:p>
            </text:list-item>
          </text:list>
        </text:list-item>
      </text:list>
      <text:p text:style-name="P128"><text:s/>Yes, I think for this website, despite me enjoying using purple as an accent color, I’m considering using a collection of green hues without keeping them too close in<text:s/>saturation and<text:s/>ensuring they have the proper amount of contrast.</text:p>
      <text:p text:style-name="P129"/>
      <text:p text:style-name="P130"><text:span text:style-name="T131"><draw:g draw:name="Group 1169" draw:id="id70" draw:style-name="a70" text:anchor-type="as-char"><svg:title/><svg:desc/><draw:custom-shape svg:x="0in" svg:y="0in" svg:width="6.5in" svg:height="0.02167in" draw:id="id63" draw:style-name="a63" draw:name="Shape 1657"><svg:title/><svg:desc/><draw:enhanced-geometry draw:type="non-primitive" svg:viewBox="0 0 5943600 19812" draw:enhanced-path="M ?f0 ?f0 L ?f1 ?f0 ?f1 ?f2 ?f0 ?f2 ?f0 ?f0 N" draw:text-areas="?f7 ?f9 ?f8 ?f10"><draw:equation draw:name="f0" draw:formula="0"/><draw:equation draw:name="f1" draw:formula="5943600"/><draw:equation draw:name="f2" draw:formula="19812"/><draw:equation draw:name="f3" draw:formula="?f2 - ?f0"/><draw:equation draw:name="f4" draw:formula="?f1 - ?f0"/><draw:equation draw:name="f5" draw:formula="?f4 / 5943600"/><draw:equation draw:name="f6" draw:formula="?f3 / 19812"/><draw:equation draw:name="f7" draw:formula="0 / ?f5"/><draw:equation draw:name="f8" draw:formula="5943600 / ?f5"/><draw:equation draw:name="f9" draw:formula="0 / ?f6"/><draw:equation draw:name="f10" draw:formula="19812 / ?f6"/></draw:enhanced-geometry></draw:custom-shape><draw:custom-shape svg:x="0in" svg:y="0in" svg:width="6.49667in" svg:height="0.01in" draw:id="id64" draw:style-name="a64" draw:name="Shape 1658"><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0in" svg:y="0.00333in" svg:width="0.01in" svg:height="0.015in" draw:id="id65" draw:style-name="a65" draw:name="Shape 1659"><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6.49667in" svg:y="0in" svg:width="0.01in" svg:height="0.01in" draw:id="id66" draw:style-name="a66" draw:name="Shape 1660"><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6.49667in" svg:y="0.00333in" svg:width="0.01in" svg:height="0.015in" draw:id="id67" draw:style-name="a67" draw:name="Shape 1661"><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0in" svg:y="0.01833in" svg:width="6.49667in" svg:height="0.01in" draw:id="id68" draw:style-name="a68" draw:name="Shape 1662"><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6.49667in" svg:y="0.01833in" svg:width="0.01in" svg:height="0.01in" draw:id="id69" draw:style-name="a69" draw:name="Shape 1663"><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s/></text:p>
      <text:list text:style-name="LFO1" text:continue-numbering="true">
        <text:list-item>
          <text:p text:style-name="P132">File and Folder Plan<text:s/></text:p>
        </text:list-item>
      </text:list>
      <text:p text:style-name="P133">Outline how you plan to organize your project files.<text:s/></text:p>
      <text:p text:style-name="P134">Example:<text:s/></text:p>
      <text:p text:style-name="P135">/project-folder <text:s text:c="3"/>index.html <text:s text:c="3"/>/pages <text:s text:c="8"/></text:p>
      <text:p text:style-name="P136">How2Code.html</text:p>
      <text:p text:style-name="P137">Elements.html</text:p>
      <text:p text:style-name="P138">Layout.html</text:p>
      <text:p text:style-name="P139">Accessibility.html</text:p>
      <text:p text:style-name="P140">Validation.html</text:p>
      <text:soft-page-break/>
      <text:p text:style-name="P141"><text:s text:c="3"/>/css <text:s text:c="8"/>style.css <text:s text:c="3"/></text:p>
      <text:p text:style-name="P142">/img <text:s text:c="8"/>home.webp<text:s text:c="9"/>me.png</text:p>
      <text:p text:style-name="P143">/vsc-ui</text:p>
      <text:p text:style-name="P144">Ui1.png</text:p>
      <text:p text:style-name="P145">Ui2.png</text:p>
      <text:p text:style-name="P146">Ui3.png</text:p>
      <text:p text:style-name="P147">/Elements</text:p>
      <text:p text:style-name="P148">Elmt1.png</text:p>
      <text:p text:style-name="P149">Elmt2.png</text:p>
      <text:p text:style-name="P150"><text:s/></text:p>
      <text:p text:style-name="P151">7. Code Validation<text:s/></text:p>
      <text:p text:style-name="P152">Outline how you plan to validate and correct your HTML and CSS code if necessary.<text:s/></text:p>
      <text:p text:style-name="P153"><text:s/></text:p>
      <text:p text:style-name="P154">To start off, Visual Studio Code already has a few visual indicators to show if code is not properly understood by the program. But for more intensive checks, I will need to use the validation website shown earlier. There will also be a lot of running the code to see what changes have been made with each iteration.<text:s/></text:p>
      <text:p text:style-name="P155"/>
      <text:p text:style-name="P156">Once I have already completed the project on my local machine, I will then upload it to GitHub and double check that the code remains functional as intended. I will also run a validator using the web URL of each of the pages and check for any errors that have popped up.<text:s/></text:p>
      <text:p text:style-name="P157"/>
      <text:p text:style-name="P158">If<text:s/>there<text:s/>are small changes, I will simply modify the code of the web pages in the GitHub. But if they are larger ones, I will simply edit the local documents and replace the files in the GitHu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6%" fo:background-color="transparent" style:tab-stop-distance="0.5in">
        <style:background-fill draw:fill="solid"/>
      </style:paragraph-properties>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402in" fo:margin-left="0.0069in" fo:text-indent="-0.0069in">
        <style:tab-stops/>
      </style:paragraph-properties>
      <style:text-properties style:font-name="Times New Roman" fo:color="#000000" fo:font-size="12pt" style:font-size-asian="12pt"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Revision" style:display-name="Revision" style:family="paragraph">
      <style:paragraph-properties style:vertical-align="auto" fo:margin-bottom="0in" fo:line-height="100%"/>
      <style:text-properties style:font-name="Times New Roman" fo:color="#000000" fo:font-size="12pt" style:font-size-asian="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1715in" text:min-label-width="0in" text:list-level-position-and-space-mode="label-alignment">
          <style:list-level-label-alignment text:label-followed-by="listtab" fo:margin-left="0.1715in" fo:text-indent="0in"/>
        </style:list-level-properties>
      </text:list-level-style-number>
      <text:list-level-style-bullet text:level="2" text:style-name="WW_CharLFO1LVL2"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3" text:style-name="WW_CharLFO1LVL3" text:bullet-char="▪">
        <style:list-level-properties text:space-before="1in" text:min-label-width="0in" text:list-level-position-and-space-mode="label-alignment">
          <style:list-level-label-alignment text:label-followed-by="listtab" fo:margin-left="1in" fo:text-indent="0in"/>
        </style:list-level-properties>
        <style:text-properties style:font-name="Times New Roman"/>
      </text:list-level-style-bullet>
      <text:list-level-style-bullet text:level="4" text:style-name="WW_CharLFO1LVL4" text:bullet-char="•">
        <style:list-level-properties text:space-before="1.5in" text:min-label-width="0in" text:list-level-position-and-space-mode="label-alignment">
          <style:list-level-label-alignment text:label-followed-by="listtab" fo:margin-left="1.5in" fo:text-indent="0in"/>
        </style:list-level-properties>
        <style:text-properties style:font-name="Times New Roman"/>
      </text:list-level-style-bullet>
      <text:list-level-style-bullet text:level="5" text:style-name="WW_CharLFO1LVL5" text:bullet-char="o">
        <style:list-level-properties text:space-before="2in" text:min-label-width="0in" text:list-level-position-and-space-mode="label-alignment">
          <style:list-level-label-alignment text:label-followed-by="listtab" fo:margin-left="2in" fo:text-indent="0in"/>
        </style:list-level-properties>
        <style:text-properties style:font-name="Times New Roman"/>
      </text:list-level-style-bullet>
      <text:list-level-style-bullet text:level="6" text:style-name="WW_CharLFO1LVL6" text:bullet-char="▪">
        <style:list-level-properties text:space-before="2.5in" text:min-label-width="0in" text:list-level-position-and-space-mode="label-alignment">
          <style:list-level-label-alignment text:label-followed-by="listtab" fo:margin-left="2.5in" fo:text-indent="0in"/>
        </style:list-level-properties>
        <style:text-properties style:font-name="Times New Roman"/>
      </text:list-level-style-bullet>
      <text:list-level-style-bullet text:level="7" text:style-name="WW_CharLFO1LVL7" text:bullet-char="•">
        <style:list-level-properties text:space-before="3in" text:min-label-width="0in" text:list-level-position-and-space-mode="label-alignment">
          <style:list-level-label-alignment text:label-followed-by="listtab" fo:margin-left="3in" fo:text-indent="0in"/>
        </style:list-level-properties>
        <style:text-properties style:font-name="Times New Roman"/>
      </text:list-level-style-bullet>
      <text:list-level-style-bullet text:level="8" text:style-name="WW_CharLFO1LVL8" text:bullet-char="o">
        <style:list-level-properties text:space-before="3.5in" text:min-label-width="0in" text:list-level-position-and-space-mode="label-alignment">
          <style:list-level-label-alignment text:label-followed-by="listtab" fo:margin-left="3.5in" fo:text-indent="0in"/>
        </style:list-level-properties>
        <style:text-properties style:font-name="Times New Roman"/>
      </text:list-level-style-bullet>
      <text:list-level-style-bullet text:level="9" text:style-name="WW_CharLFO1LVL9" text:bullet-char="▪">
        <style:list-level-properties text:space-before="4in" text:min-label-width="0in" text:list-level-position-and-space-mode="label-alignment">
          <style:list-level-label-alignment text:label-followed-by="listtab" fo:margin-left="4in" fo:text-indent="0in"/>
        </style:list-level-properties>
        <style:text-properties style:font-name="Times New Roman"/>
      </text:list-level-style-bullet>
    </text:list-style>
    <text:list-style style:name="LFO2">
      <text:list-level-style-number text:level="1" text:style-name="WW_CharLFO2LVL1" style:num-list-format-name="NLF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2LVL2" style:num-suffix="." style:num-list-format-name="NLF1"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text:style-name="WW_CharLFO2LVL3" style:num-list-format-name="NLF1" style:num-format="i">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text:style-name="WW_CharLFO2LVL4" style:num-list-format-name="NLF1"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2LVL5" style:num-list-format-name="NLF1"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2LVL6" style:num-list-format-name="NLF1" style:num-format="i">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2LVL7" style:num-list-format-name="NLF1" style:num-format="1">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2LVL8" style:num-list-format-name="NLF1"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2LVL9" style:num-list-format-name="NLF1"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0006in" fo:margin-left="1in" fo:margin-bottom="1.2979in" fo:margin-right="0.965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Microsoft Word - Website Plan Template</dc:title>
    <dc:subject/>
    <meta:initial-creator>Raquel Mangual</meta:initial-creator>
    <dc:creator>Amiri Rivera</dc:creator>
    <meta:creation-date>2025-12-07T00:16:00Z</meta:creation-date>
    <dc:date>2025-12-07T04:28:00Z</dc:date>
    <meta:template xlink:href="Normal" xlink:type="simple"/>
    <meta:editing-cycles>4</meta:editing-cycles>
    <meta:editing-duration>PT15000S</meta:editing-duration>
    <meta:document-statistic meta:page-count="5" meta:paragraph-count="443" meta:word-count="1013" meta:character-count="6653" meta:row-count="608" meta:non-whitespace-character-count="6083"/>
  </office:meta>
</office:document-meta>
</file>